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89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. Completed May 1, 2016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1 and Load Sensor 1: Upper Right (U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 table:formula="of:=AVERAGE([.B5:.B6])" office:value-type="float" office:value="-169979.5" calcext:value-type="float">
            <text:p>-16997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 table:formula="of:=AVERAGE([.B7:.B8])" office:value-type="float" office:value="-170700.5" calcext:value-type="float">
            <text:p>-17070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 table:formula="of:=AVERAGE([.B9:.B10])" office:value-type="float" office:value="-163777.5" calcext:value-type="float">
            <text:p>-16377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 table:formula="of:=AVERAGE([.B11:.B12])" office:value-type="float" office:value="-162807.5" calcext:value-type="float">
            <text:p>-16280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 table:formula="of:=AVERAGE([.B13:.B14])" office:value-type="float" office:value="-169823.5" calcext:value-type="float">
            <text:p>-169823.5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table:number-columns-repeated="3"/>
          <table:table-cell office:value-type="float" office:value="-57590" calcext:value-type="float">
            <text:p>-57590</text:p>
          </table:table-cell>
          <table:table-cell office:value-type="string" calcext:value-type="string">
            <text:p>A big change, but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2 and Load Sensor 2: Lower Right (L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 table:formula="of:=AVERAGE([.B20:.B21])" office:value-type="float" office:value="-18479" calcext:value-type="float">
            <text:p>-18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table:formula="of:=AVERAGE([.B22:.B23])" office:value-type="float" office:value="-18211.5" calcext:value-type="float">
            <text:p>-18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 table:formula="of:=AVERAGE([.B24:.B25])" office:value-type="float" office:value="-8621" calcext:value-type="float">
            <text:p>-8621</text:p>
          </table:table-cell>
          <table:table-cell office:value-type="string" calcext:value-type="string">
            <text:p>resistances changed somehow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 table:formula="of:=AVERAGE([.B26:.B27])" office:value-type="float" office:value="-3720.5" calcext:value-type="float">
            <text:p>-372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table:number-columns-repeated="3"/>
          <table:table-cell office:value-type="float" office:value="-60863" calcext:value-type="float">
            <text:p>-60863</text:p>
          </table:table-cell>
          <table:table-cell office:value-type="string" calcext:value-type="string">
            <text:p>Not a huge change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3 and Load Sensor 3: Upper Left (U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table:formula="of:=AVERAGE([.B34:.B35])" office:value-type="float" office:value="272256" calcext:value-type="float">
            <text:p>272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table:formula="of:=AVERAGE([.B36:.B37])" office:value-type="float" office:value="267981" calcext:value-type="float">
            <text:p>267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table:number-columns-repeated="3"/>
          <table:table-cell office:value-type="float" office:value="45939" calcext:value-type="float">
            <text:p>45939</text:p>
          </table:table-cell>
          <table:table-cell office:value-type="string" calcext:value-type="string">
            <text:p>A big change, but still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4 and Load Sensor 4: Lower Left (L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table:formula="of:=AVERAGE([.B44:.B45])" office:value-type="float" office:value="40024" calcext:value-type="float">
            <text:p>4002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B A as R3 R4</text:p>
          </table:table-cell>
          <table:table-cell office:value-type="float" office:value="-23079" calcext:value-type="float">
            <text:p>-23079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office:value-type="string" calcext:value-type="string">
            <text:p>Again, a big change, but ok.</text:p>
          </table:table-cell>
        </table:table-row>
      </table:table>
      <table:table table:name="Calibration V2" table:style-name="ta1"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alibrating the 4-load-cell-amplifier version of the scale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ote: redo the calibration once you've fixed the load sensors in place and centered the plywood top.</text:p>
          </table:table-cell>
          <table:table-cell table:number-columns-repeated="9"/>
        </table:table-row>
        <table:table-row table:style-name="ro2">
          <table:table-cell table:style-name="ce12" office:value-type="string" calcext:value-type="string">
            <text:p>Calculating noise with zero weight on the scale (not even the plywood top)</text:p>
          </table:table-cell>
          <table:table-cell table:style-name="ce13" table:number-columns-repeated="4"/>
          <table:table-cell/>
          <table:table-cell office:value-type="string" calcext:value-type="string">
            <text:p>5 lbs weights = 5.3 lbs each; 15 lb weight = 15 lbs (bathroom scale result)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LL</text:p>
          </table:table-cell>
          <table:table-cell table:style-name="ce13" office:value-type="string" calcext:value-type="string">
            <text:p>UL</text:p>
          </table:table-cell>
          <table:table-cell table:style-name="ce13" office:value-type="string" calcext:value-type="string">
            <text:p>UR</text:p>
          </table:table-cell>
          <table:table-cell table:style-name="ce13" office:value-type="string" calcext:value-type="string">
            <text:p>LR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995" calcext:value-type="float">
            <text:p>-14995</text:p>
          </table:table-cell>
          <table:table-cell table:style-name="ce13" office:value-type="float" office:value="14416" calcext:value-type="float">
            <text:p>14416</text:p>
          </table:table-cell>
          <table:table-cell table:style-name="ce13" office:value-type="float" office:value="-62895" calcext:value-type="float">
            <text:p>-62895</text:p>
          </table:table-cell>
          <table:table-cell table:style-name="ce13" office:value-type="float" office:value="-92811" calcext:value-type="float">
            <text:p>-92811</text:p>
          </table:table-cell>
          <table:table-cell table:style-name="ce13"/>
          <table:table-cell/>
          <table:table-cell table:style-name="ce10" office:value-type="string" calcext:value-type="string">
            <text:p>Calculating M (slope) for each Load Sensor (weight at center of gravity is divided by 4)</text:p>
          </table:table-cell>
          <table:table-cell table:number-columns-repeated="3"/>
        </table:table-row>
        <table:table-row table:style-name="ro2">
          <table:table-cell table:style-name="ce13" office:value-type="float" office:value="-14945" calcext:value-type="float">
            <text:p>-14945</text:p>
          </table:table-cell>
          <table:table-cell table:style-name="ce13" office:value-type="float" office:value="14493" calcext:value-type="float">
            <text:p>14493</text:p>
          </table:table-cell>
          <table:table-cell table:style-name="ce13" office:value-type="float" office:value="-62962" calcext:value-type="float">
            <text:p>-62962</text:p>
          </table:table-cell>
          <table:table-cell table:style-name="ce13" office:value-type="float" office:value="-92796" calcext:value-type="float">
            <text:p>-92796</text:p>
          </table:table-cell>
          <table:table-cell table:style-name="ce13"/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R</text:p>
          </table:table-cell>
        </table:table-row>
        <table:table-row table:style-name="ro2">
          <table:table-cell table:style-name="ce13" office:value-type="float" office:value="-14846" calcext:value-type="float">
            <text:p>-14846</text:p>
          </table:table-cell>
          <table:table-cell table:style-name="ce13" office:value-type="float" office:value="14604" calcext:value-type="float">
            <text:p>14604</text:p>
          </table:table-cell>
          <table:table-cell table:style-name="ce13" office:value-type="float" office:value="-63084" calcext:value-type="float">
            <text:p>-63084</text:p>
          </table:table-cell>
          <table:table-cell table:style-name="ce13" office:value-type="float" office:value="-92761" calcext:value-type="float">
            <text:p>-92761</text:p>
          </table:table-cell>
          <table:table-cell table:style-name="ce13"/>
          <table:table-cell office:value-type="string" calcext:value-type="string">
            <text:p>19.2 to 0lbs</text:p>
          </table:table-cell>
          <table:table-cell table:formula="of:=([.A56]-[.A37])/(19.2-0) * 4" office:value-type="float" office:value="22609.51953125" calcext:value-type="float">
            <text:p>22609.51953125</text:p>
          </table:table-cell>
          <table:table-cell table:formula="of:=([.B56]-[.B37])/(19.2-0) * 4" office:value-type="float" office:value="14750.7469618056" calcext:value-type="float">
            <text:p>14750.7469618056</text:p>
          </table:table-cell>
          <table:table-cell table:formula="of:=([.C56]-[.C37])/(19.2-0) * 4" office:value-type="float" office:value="21637.04296875" calcext:value-type="float">
            <text:p>21637.04296875</text:p>
          </table:table-cell>
          <table:table-cell table:formula="of:=([.D56]-[.D37])/(19.2-0) * 4" office:value-type="float" office:value="12705.2834201389" calcext:value-type="float">
            <text:p>12705.2834201389</text:p>
          </table:table-cell>
        </table:table-row>
        <table:table-row table:style-name="ro2">
          <table:table-cell table:style-name="ce13" office:value-type="float" office:value="-14863" calcext:value-type="float">
            <text:p>-14863</text:p>
          </table:table-cell>
          <table:table-cell table:style-name="ce13" office:value-type="float" office:value="14581" calcext:value-type="float">
            <text:p>14581</text:p>
          </table:table-cell>
          <table:table-cell table:style-name="ce13" office:value-type="float" office:value="-63087" calcext:value-type="float">
            <text:p>-63087</text:p>
          </table:table-cell>
          <table:table-cell table:style-name="ce13" office:value-type="float" office:value="-92696" calcext:value-type="float">
            <text:p>-92696</text:p>
          </table:table-cell>
          <table:table-cell table:style-name="ce13"/>
          <table:table-cell office:value-type="string" calcext:value-type="string">
            <text:p>24.5 to 19.2 lbs</text:p>
          </table:table-cell>
          <table:table-cell table:formula="of:=([.A74]-[.A56])/(24.5 - 19.2) * 4" office:value-type="float" office:value="16495.8993710692" calcext:value-type="float">
            <text:p>16495.8993710692</text:p>
          </table:table-cell>
          <table:table-cell table:formula="of:=([.B74]-[.B56])/(24.5 - 19.2) * 4" office:value-type="float" office:value="19330.2641509434" calcext:value-type="float">
            <text:p>19330.2641509434</text:p>
          </table:table-cell>
          <table:table-cell table:formula="of:=([.C74]-[.C56])/(24.5 - 19.2) * 4" office:value-type="float" office:value="17031.8490566038" calcext:value-type="float">
            <text:p>17031.8490566038</text:p>
          </table:table-cell>
          <table:table-cell table:formula="of:=([.D74]-[.D56])/(24.5 - 19.2) * 4" office:value-type="float" office:value="19684.2767295597" calcext:value-type="float">
            <text:p>19684.2767295597</text:p>
          </table:table-cell>
        </table:table-row>
        <table:table-row table:style-name="ro2">
          <table:table-cell table:style-name="ce13" office:value-type="float" office:value="-14809" calcext:value-type="float">
            <text:p>-14809</text:p>
          </table:table-cell>
          <table:table-cell table:style-name="ce13" office:value-type="float" office:value="14736" calcext:value-type="float">
            <text:p>14736</text:p>
          </table:table-cell>
          <table:table-cell table:style-name="ce13" office:value-type="float" office:value="-63109" calcext:value-type="float">
            <text:p>-63109</text:p>
          </table:table-cell>
          <table:table-cell table:style-name="ce13" office:value-type="float" office:value="-92650" calcext:value-type="float">
            <text:p>-92650</text:p>
          </table:table-cell>
          <table:table-cell table:style-name="ce13"/>
          <table:table-cell office:value-type="string" calcext:value-type="string">
            <text:p>29.8 to 24.5 lbs</text:p>
          </table:table-cell>
          <table:table-cell table:formula="of:=([.A92]-[.A74])/(29.8-24.5) * 4" office:value-type="float" office:value="16076.4779874214" calcext:value-type="float">
            <text:p>16076.4779874214</text:p>
          </table:table-cell>
          <table:table-cell table:formula="of:=([.B92]-[.B74])/(29.8-24.5) * 4" office:value-type="float" office:value="17715.2704402516" calcext:value-type="float">
            <text:p>17715.2704402516</text:p>
          </table:table-cell>
          <table:table-cell table:formula="of:=([.C92]-[.C74])/(29.8-24.5) * 4" office:value-type="float" office:value="17769.4591194969" calcext:value-type="float">
            <text:p>17769.4591194969</text:p>
          </table:table-cell>
          <table:table-cell table:formula="of:=([.D92]-[.D74])/(29.8-24.5) * 4" office:value-type="float" office:value="17926.893081761" calcext:value-type="float">
            <text:p>17926.893081761</text:p>
          </table:table-cell>
        </table:table-row>
        <table:table-row table:style-name="ro2">
          <table:table-cell table:style-name="ce13" office:value-type="float" office:value="-14754" calcext:value-type="float">
            <text:p>-14754</text:p>
          </table:table-cell>
          <table:table-cell table:style-name="ce13" office:value-type="float" office:value="14819" calcext:value-type="float">
            <text:p>14819</text:p>
          </table:table-cell>
          <table:table-cell table:style-name="ce13" office:value-type="float" office:value="-63114" calcext:value-type="float">
            <text:p>-63114</text:p>
          </table:table-cell>
          <table:table-cell table:style-name="ce13" office:value-type="float" office:value="-92660" calcext:value-type="float">
            <text:p>-92660</text:p>
          </table:table-cell>
          <table:table-cell table:style-name="ce13"/>
          <table:table-cell office:value-type="string" calcext:value-type="string">
            <text:p>44.8 to 29.8 lbs</text:p>
          </table:table-cell>
          <table:table-cell table:formula="of:=([.A110]-[.A92])/(44.8-29.8) * 4" office:value-type="float" office:value="16570.7555555556" calcext:value-type="float">
            <text:p>16570.7555555556</text:p>
          </table:table-cell>
          <table:table-cell table:formula="of:=([.B110]-[.B92])/(44.8-29.8) * 4" office:value-type="float" office:value="17802.1866666667" calcext:value-type="float">
            <text:p>17802.1866666667</text:p>
          </table:table-cell>
          <table:table-cell table:formula="of:=([.C110]-[.C92])/(44.8-29.8) * 4" office:value-type="float" office:value="19041.2088888889" calcext:value-type="float">
            <text:p>19041.2088888889</text:p>
          </table:table-cell>
          <table:table-cell table:formula="of:=([.D110]-[.D92])/(44.8-29.8) * 4" office:value-type="float" office:value="19257.9377777778" calcext:value-type="float">
            <text:p>19257.9377777778</text:p>
          </table:table-cell>
        </table:table-row>
        <table:table-row table:style-name="ro2">
          <table:table-cell table:style-name="ce13" office:value-type="float" office:value="-14699" calcext:value-type="float">
            <text:p>-14699</text:p>
          </table:table-cell>
          <table:table-cell table:style-name="ce13" office:value-type="float" office:value="14836" calcext:value-type="float">
            <text:p>14836</text:p>
          </table:table-cell>
          <table:table-cell table:style-name="ce13" office:value-type="float" office:value="-63076" calcext:value-type="float">
            <text:p>-63076</text:p>
          </table:table-cell>
          <table:table-cell table:style-name="ce13" office:value-type="float" office:value="-92572" calcext:value-type="float">
            <text:p>-92572</text:p>
          </table:table-cell>
          <table:table-cell table:style-name="ce13"/>
          <table:table-cell table:style-name="ce14" office:value-type="string" calcext:value-type="string">
            <text:p>Average M</text:p>
          </table:table-cell>
          <table:table-cell table:formula="of:=AVERAGE([.G7:.G10])" office:value-type="float" office:value="17938.163111324" calcext:value-type="float">
            <text:p>17938.163111324</text:p>
          </table:table-cell>
          <table:table-cell table:formula="of:=AVERAGE([.H7:.H10])" office:value-type="float" office:value="17399.6170549168" calcext:value-type="float">
            <text:p>17399.6170549168</text:p>
          </table:table-cell>
          <table:table-cell table:formula="of:=AVERAGE([.I7:.I10])" office:value-type="float" office:value="18869.8900084349" calcext:value-type="float">
            <text:p>18869.8900084349</text:p>
          </table:table-cell>
          <table:table-cell table:formula="of:=AVERAGE([.J7:.J10])" office:value-type="float" office:value="17393.5977523094" calcext:value-type="float">
            <text:p>17393.5977523094</text:p>
          </table:table-cell>
        </table:table-row>
        <table:table-row table:style-name="ro2">
          <table:table-cell table:style-name="ce13" office:value-type="float" office:value="-14691" calcext:value-type="float">
            <text:p>-14691</text:p>
          </table:table-cell>
          <table:table-cell table:style-name="ce13" office:value-type="float" office:value="14900" calcext:value-type="float">
            <text:p>14900</text:p>
          </table:table-cell>
          <table:table-cell table:style-name="ce13" office:value-type="float" office:value="-63061" calcext:value-type="float">
            <text:p>-63061</text:p>
          </table:table-cell>
          <table:table-cell table:style-name="ce13" office:value-type="float" office:value="-92554" calcext:value-type="float">
            <text:p>-92554</text:p>
          </table:table-cell>
          <table:table-cell table:style-name="ce13"/>
          <table:table-cell office:value-type="string" calcext:value-type="string">
            <text:p>Avg M ignore 0lbs</text:p>
          </table:table-cell>
          <table:table-cell table:formula="of:=AVERAGE([.G8:.G10])" office:value-type="float" office:value="16381.044304682" calcext:value-type="float">
            <text:p>16381.044304682</text:p>
          </table:table-cell>
          <table:table-cell table:formula="of:=AVERAGE([.H8:.H10])" office:value-type="float" office:value="18282.5737526205" calcext:value-type="float">
            <text:p>18282.5737526205</text:p>
          </table:table-cell>
          <table:table-cell table:formula="of:=AVERAGE([.I8:.I10])" office:value-type="float" office:value="17947.5056883298" calcext:value-type="float">
            <text:p>17947.5056883298</text:p>
          </table:table-cell>
          <table:table-cell table:formula="of:=AVERAGE([.J8:.J10])" office:value-type="float" office:value="18956.3691963662" calcext:value-type="float">
            <text:p>18956.3691963662</text:p>
          </table:table-cell>
        </table:table-row>
        <table:table-row table:style-name="ro2">
          <table:table-cell table:style-name="ce13" office:value-type="float" office:value="-14616" calcext:value-type="float">
            <text:p>-14616</text:p>
          </table:table-cell>
          <table:table-cell table:style-name="ce13" office:value-type="float" office:value="14958" calcext:value-type="float">
            <text:p>14958</text:p>
          </table:table-cell>
          <table:table-cell table:style-name="ce13" office:value-type="float" office:value="-63113" calcext:value-type="float">
            <text:p>-63113</text:p>
          </table:table-cell>
          <table:table-cell table:style-name="ce13" office:value-type="float" office:value="-92487" calcext:value-type="float">
            <text:p>-92487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612" calcext:value-type="float">
            <text:p>-14612</text:p>
          </table:table-cell>
          <table:table-cell table:style-name="ce13" office:value-type="float" office:value="14957" calcext:value-type="float">
            <text:p>14957</text:p>
          </table:table-cell>
          <table:table-cell table:style-name="ce13" office:value-type="float" office:value="-63048" calcext:value-type="float">
            <text:p>-63048</text:p>
          </table:table-cell>
          <table:table-cell table:style-name="ce13" office:value-type="float" office:value="-92460" calcext:value-type="float">
            <text:p>-92460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550" calcext:value-type="float">
            <text:p>-14550</text:p>
          </table:table-cell>
          <table:table-cell table:style-name="ce13" office:value-type="float" office:value="15016" calcext:value-type="float">
            <text:p>15016</text:p>
          </table:table-cell>
          <table:table-cell table:style-name="ce13" office:value-type="float" office:value="-63041" calcext:value-type="float">
            <text:p>-63041</text:p>
          </table:table-cell>
          <table:table-cell table:style-name="ce13" office:value-type="float" office:value="-92461" calcext:value-type="float">
            <text:p>-92461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541" calcext:value-type="float">
            <text:p>-14541</text:p>
          </table:table-cell>
          <table:table-cell table:style-name="ce13" office:value-type="float" office:value="15033" calcext:value-type="float">
            <text:p>15033</text:p>
          </table:table-cell>
          <table:table-cell table:style-name="ce13" office:value-type="float" office:value="-63053" calcext:value-type="float">
            <text:p>-63053</text:p>
          </table:table-cell>
          <table:table-cell table:style-name="ce13" office:value-type="float" office:value="-92467" calcext:value-type="float">
            <text:p>-92467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508" calcext:value-type="float">
            <text:p>-14508</text:p>
          </table:table-cell>
          <table:table-cell table:style-name="ce13" office:value-type="float" office:value="15097" calcext:value-type="float">
            <text:p>15097</text:p>
          </table:table-cell>
          <table:table-cell table:style-name="ce13" office:value-type="float" office:value="-63114" calcext:value-type="float">
            <text:p>-63114</text:p>
          </table:table-cell>
          <table:table-cell table:style-name="ce13" office:value-type="float" office:value="-92451" calcext:value-type="float">
            <text:p>-92451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498" calcext:value-type="float">
            <text:p>-14498</text:p>
          </table:table-cell>
          <table:table-cell table:style-name="ce13" office:value-type="float" office:value="15103" calcext:value-type="float">
            <text:p>15103</text:p>
          </table:table-cell>
          <table:table-cell table:style-name="ce13" office:value-type="float" office:value="-63080" calcext:value-type="float">
            <text:p>-63080</text:p>
          </table:table-cell>
          <table:table-cell table:style-name="ce13" office:value-type="float" office:value="-92373" calcext:value-type="float">
            <text:p>-92373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462" calcext:value-type="float">
            <text:p>-14462</text:p>
          </table:table-cell>
          <table:table-cell table:style-name="ce13" office:value-type="float" office:value="15140" calcext:value-type="float">
            <text:p>15140</text:p>
          </table:table-cell>
          <table:table-cell table:style-name="ce13" office:value-type="float" office:value="-63077" calcext:value-type="float">
            <text:p>-63077</text:p>
          </table:table-cell>
          <table:table-cell table:style-name="ce13" office:value-type="float" office:value="-92444" calcext:value-type="float">
            <text:p>-92444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441" calcext:value-type="float">
            <text:p>-14441</text:p>
          </table:table-cell>
          <table:table-cell table:style-name="ce13" office:value-type="float" office:value="15129" calcext:value-type="float">
            <text:p>15129</text:p>
          </table:table-cell>
          <table:table-cell table:style-name="ce13" office:value-type="float" office:value="-63018" calcext:value-type="float">
            <text:p>-63018</text:p>
          </table:table-cell>
          <table:table-cell table:style-name="ce13" office:value-type="float" office:value="-92422" calcext:value-type="float">
            <text:p>-92422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401" calcext:value-type="float">
            <text:p>-14401</text:p>
          </table:table-cell>
          <table:table-cell table:style-name="ce13" office:value-type="float" office:value="15212" calcext:value-type="float">
            <text:p>15212</text:p>
          </table:table-cell>
          <table:table-cell table:style-name="ce13" office:value-type="float" office:value="-63057" calcext:value-type="float">
            <text:p>-63057</text:p>
          </table:table-cell>
          <table:table-cell table:style-name="ce13" office:value-type="float" office:value="-92393" calcext:value-type="float">
            <text:p>-92393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417" calcext:value-type="float">
            <text:p>-14417</text:p>
          </table:table-cell>
          <table:table-cell table:style-name="ce13" office:value-type="float" office:value="15260" calcext:value-type="float">
            <text:p>15260</text:p>
          </table:table-cell>
          <table:table-cell table:style-name="ce13" office:value-type="float" office:value="-63080" calcext:value-type="float">
            <text:p>-63080</text:p>
          </table:table-cell>
          <table:table-cell table:style-name="ce13" office:value-type="float" office:value="-92317" calcext:value-type="float">
            <text:p>-92317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405" calcext:value-type="float">
            <text:p>-14405</text:p>
          </table:table-cell>
          <table:table-cell table:style-name="ce13" office:value-type="float" office:value="15269" calcext:value-type="float">
            <text:p>15269</text:p>
          </table:table-cell>
          <table:table-cell table:style-name="ce13" office:value-type="float" office:value="-63087" calcext:value-type="float">
            <text:p>-63087</text:p>
          </table:table-cell>
          <table:table-cell table:style-name="ce13" office:value-type="float" office:value="-92334" calcext:value-type="float">
            <text:p>-92334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381" calcext:value-type="float">
            <text:p>-14381</text:p>
          </table:table-cell>
          <table:table-cell table:style-name="ce13" office:value-type="float" office:value="15294" calcext:value-type="float">
            <text:p>15294</text:p>
          </table:table-cell>
          <table:table-cell table:style-name="ce13" office:value-type="float" office:value="-62998" calcext:value-type="float">
            <text:p>-62998</text:p>
          </table:table-cell>
          <table:table-cell table:style-name="ce13" office:value-type="float" office:value="-92291" calcext:value-type="float">
            <text:p>-92291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308" calcext:value-type="float">
            <text:p>-14308</text:p>
          </table:table-cell>
          <table:table-cell table:style-name="ce13" office:value-type="float" office:value="15287" calcext:value-type="float">
            <text:p>15287</text:p>
          </table:table-cell>
          <table:table-cell table:style-name="ce13" office:value-type="float" office:value="-63031" calcext:value-type="float">
            <text:p>-63031</text:p>
          </table:table-cell>
          <table:table-cell table:style-name="ce13" office:value-type="float" office:value="-92318" calcext:value-type="float">
            <text:p>-92318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340" calcext:value-type="float">
            <text:p>-14340</text:p>
          </table:table-cell>
          <table:table-cell table:style-name="ce13" office:value-type="float" office:value="15383" calcext:value-type="float">
            <text:p>15383</text:p>
          </table:table-cell>
          <table:table-cell table:style-name="ce13" office:value-type="float" office:value="-63016" calcext:value-type="float">
            <text:p>-63016</text:p>
          </table:table-cell>
          <table:table-cell table:style-name="ce13" office:value-type="float" office:value="-92240" calcext:value-type="float">
            <text:p>-92240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329" calcext:value-type="float">
            <text:p>-14329</text:p>
          </table:table-cell>
          <table:table-cell table:style-name="ce13" office:value-type="float" office:value="15343" calcext:value-type="float">
            <text:p>15343</text:p>
          </table:table-cell>
          <table:table-cell table:style-name="ce13" office:value-type="float" office:value="-63078" calcext:value-type="float">
            <text:p>-63078</text:p>
          </table:table-cell>
          <table:table-cell table:style-name="ce13" office:value-type="float" office:value="-92302" calcext:value-type="float">
            <text:p>-92302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68" calcext:value-type="float">
            <text:p>-14268</text:p>
          </table:table-cell>
          <table:table-cell table:style-name="ce13" office:value-type="float" office:value="15367" calcext:value-type="float">
            <text:p>15367</text:p>
          </table:table-cell>
          <table:table-cell table:style-name="ce13" office:value-type="float" office:value="-63020" calcext:value-type="float">
            <text:p>-63020</text:p>
          </table:table-cell>
          <table:table-cell table:style-name="ce13" office:value-type="float" office:value="-92281" calcext:value-type="float">
            <text:p>-92281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50" calcext:value-type="float">
            <text:p>-14250</text:p>
          </table:table-cell>
          <table:table-cell table:style-name="ce13" office:value-type="float" office:value="15450" calcext:value-type="float">
            <text:p>15450</text:p>
          </table:table-cell>
          <table:table-cell table:style-name="ce13" office:value-type="float" office:value="-63054" calcext:value-type="float">
            <text:p>-63054</text:p>
          </table:table-cell>
          <table:table-cell table:style-name="ce13" office:value-type="float" office:value="-92263" calcext:value-type="float">
            <text:p>-92263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41" calcext:value-type="float">
            <text:p>-14241</text:p>
          </table:table-cell>
          <table:table-cell table:style-name="ce13" office:value-type="float" office:value="15417" calcext:value-type="float">
            <text:p>15417</text:p>
          </table:table-cell>
          <table:table-cell table:style-name="ce13" office:value-type="float" office:value="-63067" calcext:value-type="float">
            <text:p>-63067</text:p>
          </table:table-cell>
          <table:table-cell table:style-name="ce13" office:value-type="float" office:value="-92292" calcext:value-type="float">
            <text:p>-92292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42" calcext:value-type="float">
            <text:p>-14242</text:p>
          </table:table-cell>
          <table:table-cell table:style-name="ce13" office:value-type="float" office:value="15509" calcext:value-type="float">
            <text:p>15509</text:p>
          </table:table-cell>
          <table:table-cell table:style-name="ce13" office:value-type="float" office:value="-63100" calcext:value-type="float">
            <text:p>-63100</text:p>
          </table:table-cell>
          <table:table-cell table:style-name="ce13" office:value-type="float" office:value="-92234" calcext:value-type="float">
            <text:p>-92234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01" calcext:value-type="float">
            <text:p>-14201</text:p>
          </table:table-cell>
          <table:table-cell table:style-name="ce13" office:value-type="float" office:value="15467" calcext:value-type="float">
            <text:p>15467</text:p>
          </table:table-cell>
          <table:table-cell table:style-name="ce13" office:value-type="float" office:value="-63034" calcext:value-type="float">
            <text:p>-63034</text:p>
          </table:table-cell>
          <table:table-cell table:style-name="ce13" office:value-type="float" office:value="-92241" calcext:value-type="float">
            <text:p>-92241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22" calcext:value-type="float">
            <text:p>-14222</text:p>
          </table:table-cell>
          <table:table-cell table:style-name="ce13" office:value-type="float" office:value="15522" calcext:value-type="float">
            <text:p>15522</text:p>
          </table:table-cell>
          <table:table-cell table:style-name="ce13" office:value-type="float" office:value="-63082" calcext:value-type="float">
            <text:p>-63082</text:p>
          </table:table-cell>
          <table:table-cell table:style-name="ce13" office:value-type="float" office:value="-92212" calcext:value-type="float">
            <text:p>-92212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19" calcext:value-type="float">
            <text:p>-14219</text:p>
          </table:table-cell>
          <table:table-cell table:style-name="ce13" office:value-type="float" office:value="15520" calcext:value-type="float">
            <text:p>15520</text:p>
          </table:table-cell>
          <table:table-cell table:style-name="ce13" office:value-type="float" office:value="-63038" calcext:value-type="float">
            <text:p>-63038</text:p>
          </table:table-cell>
          <table:table-cell table:style-name="ce13" office:value-type="float" office:value="-92214" calcext:value-type="float">
            <text:p>-92214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12" calcext:value-type="float">
            <text:p>-14212</text:p>
          </table:table-cell>
          <table:table-cell table:style-name="ce13" office:value-type="float" office:value="15553" calcext:value-type="float">
            <text:p>15553</text:p>
          </table:table-cell>
          <table:table-cell table:style-name="ce13" office:value-type="float" office:value="-63054" calcext:value-type="float">
            <text:p>-63054</text:p>
          </table:table-cell>
          <table:table-cell table:style-name="ce13" office:value-type="float" office:value="-92212" calcext:value-type="float">
            <text:p>-92212</text:p>
          </table:table-cell>
          <table:table-cell table:style-name="ce12"/>
          <table:table-cell table:number-columns-repeated="5"/>
        </table:table-row>
        <table:table-row table:style-name="ro2">
          <table:table-cell table:style-name="ce13" office:value-type="float" office:value="-14161" calcext:value-type="float">
            <text:p>-14161</text:p>
          </table:table-cell>
          <table:table-cell table:style-name="ce13" office:value-type="float" office:value="15626" calcext:value-type="float">
            <text:p>15626</text:p>
          </table:table-cell>
          <table:table-cell table:style-name="ce13" office:value-type="float" office:value="-63045" calcext:value-type="float">
            <text:p>-63045</text:p>
          </table:table-cell>
          <table:table-cell table:style-name="ce13" office:value-type="float" office:value="-92234" calcext:value-type="float">
            <text:p>-92234</text:p>
          </table:table-cell>
          <table:table-cell table:style-name="ce12"/>
          <table:table-cell table:number-columns-repeated="5"/>
        </table:table-row>
        <table:table-row table:style-name="ro2">
          <table:table-cell table:style-name="ce13" table:formula="of:=AVERAGE([.A5:.A36])" office:value-type="float" office:value="-14482.09375" calcext:value-type="float">
            <text:p>-14482.09375</text:p>
          </table:table-cell>
          <table:table-cell table:style-name="ce13" table:formula="of:=AVERAGE([.B5:.B36])" office:value-type="float" office:value="15134.28125" calcext:value-type="float">
            <text:p>15134.28125</text:p>
          </table:table-cell>
          <table:table-cell table:style-name="ce13" table:formula="of:=AVERAGE([.C5:.C36])" office:value-type="float" office:value="-63055.40625" calcext:value-type="float">
            <text:p>-63055.40625</text:p>
          </table:table-cell>
          <table:table-cell table:style-name="ce13" table:formula="of:=AVERAGE([.D5:.D36])" office:value-type="float" office:value="-92420.09375" calcext:value-type="float">
            <text:p>-92420.09375</text:p>
          </table:table-cell>
          <table:table-cell table:style-name="ce12" office:value-type="string" calcext:value-type="string">
            <text:p>Average X = 0 lbs, = B (intercept) for each sensor</text:p>
          </table:table-cell>
          <table:table-cell table:number-columns-repeated="5"/>
        </table:table-row>
        <table:table-row table:style-name="ro2">
          <table:table-cell table:style-name="ce13" table:formula="of:=3 * STDEV([.A5:.A36])" office:value-type="float" office:value="718.98895116348" calcext:value-type="float">
            <text:p>718.9889511635</text:p>
          </table:table-cell>
          <table:table-cell table:style-name="ce13" table:formula="of:=3 * STDEV([.B5:.B36])" office:value-type="float" office:value="993.660457012679" calcext:value-type="float">
            <text:p>993.6604570127</text:p>
          </table:table-cell>
          <table:table-cell table:style-name="ce13" table:formula="of:=3*STDEV([.C5:.C36])" office:value-type="float" office:value="137.411492775438" calcext:value-type="float">
            <text:p>137.4114927754</text:p>
          </table:table-cell>
          <table:table-cell table:style-name="ce13" table:formula="of:=3*STDEV([.D5:.D36])" office:value-type="float" office:value="548.073178206483" calcext:value-type="float">
            <text:p>548.0731782065</text:p>
          </table:table-cell>
          <table:table-cell table:style-name="ce12" office:value-type="string" calcext:value-type="string">
            <text:p>3 * Std Dev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10" office:value-type="string" calcext:value-type="string">
            <text:p>Values for X = weight of the plywood top = 19.2 lbs</text:p>
          </table:table-cell>
          <table:table-cell table:number-columns-repeated="9"/>
        </table:table-row>
        <table:table-row table:style-name="ro2">
          <table:table-cell office:value-type="float" office:value="93901" calcext:value-type="float">
            <text:p>93901</text:p>
          </table:table-cell>
          <table:table-cell office:value-type="float" office:value="85233" calcext:value-type="float">
            <text:p>85233</text:p>
          </table:table-cell>
          <table:table-cell office:value-type="float" office:value="40923" calcext:value-type="float">
            <text:p>40923</text:p>
          </table:table-cell>
          <table:table-cell office:value-type="float" office:value="-31896" calcext:value-type="float">
            <text:p>-31896</text:p>
          </table:table-cell>
          <table:table-cell table:number-columns-repeated="6"/>
        </table:table-row>
        <table:table-row table:style-name="ro2">
          <table:table-cell office:value-type="float" office:value="93875" calcext:value-type="float">
            <text:p>93875</text:p>
          </table:table-cell>
          <table:table-cell office:value-type="float" office:value="85461" calcext:value-type="float">
            <text:p>85461</text:p>
          </table:table-cell>
          <table:table-cell office:value-type="float" office:value="40817" calcext:value-type="float">
            <text:p>40817</text:p>
          </table:table-cell>
          <table:table-cell office:value-type="float" office:value="-31702" calcext:value-type="float">
            <text:p>-31702</text:p>
          </table:table-cell>
          <table:table-cell table:number-columns-repeated="6"/>
        </table:table-row>
        <table:table-row table:style-name="ro2">
          <table:table-cell office:value-type="float" office:value="93977" calcext:value-type="float">
            <text:p>93977</text:p>
          </table:table-cell>
          <table:table-cell office:value-type="float" office:value="85565" calcext:value-type="float">
            <text:p>85565</text:p>
          </table:table-cell>
          <table:table-cell office:value-type="float" office:value="40828" calcext:value-type="float">
            <text:p>40828</text:p>
          </table:table-cell>
          <table:table-cell office:value-type="float" office:value="-31725" calcext:value-type="float">
            <text:p>-31725</text:p>
          </table:table-cell>
          <table:table-cell table:number-columns-repeated="6"/>
        </table:table-row>
        <table:table-row table:style-name="ro2">
          <table:table-cell office:value-type="float" office:value="93876" calcext:value-type="float">
            <text:p>93876</text:p>
          </table:table-cell>
          <table:table-cell office:value-type="float" office:value="85761" calcext:value-type="float">
            <text:p>85761</text:p>
          </table:table-cell>
          <table:table-cell office:value-type="float" office:value="40719" calcext:value-type="float">
            <text:p>40719</text:p>
          </table:table-cell>
          <table:table-cell office:value-type="float" office:value="-31453" calcext:value-type="float">
            <text:p>-31453</text:p>
          </table:table-cell>
          <table:table-cell table:number-columns-repeated="6"/>
        </table:table-row>
        <table:table-row table:style-name="ro2">
          <table:table-cell office:value-type="float" office:value="93942" calcext:value-type="float">
            <text:p>93942</text:p>
          </table:table-cell>
          <table:table-cell office:value-type="float" office:value="85870" calcext:value-type="float">
            <text:p>85870</text:p>
          </table:table-cell>
          <table:table-cell office:value-type="float" office:value="40733" calcext:value-type="float">
            <text:p>40733</text:p>
          </table:table-cell>
          <table:table-cell office:value-type="float" office:value="-31420" calcext:value-type="float">
            <text:p>-31420</text:p>
          </table:table-cell>
          <table:table-cell table:number-columns-repeated="6"/>
        </table:table-row>
        <table:table-row table:style-name="ro2">
          <table:table-cell office:value-type="float" office:value="93968" calcext:value-type="float">
            <text:p>93968</text:p>
          </table:table-cell>
          <table:table-cell office:value-type="float" office:value="85947" calcext:value-type="float">
            <text:p>85947</text:p>
          </table:table-cell>
          <table:table-cell office:value-type="float" office:value="40733" calcext:value-type="float">
            <text:p>40733</text:p>
          </table:table-cell>
          <table:table-cell office:value-type="float" office:value="-31399" calcext:value-type="float">
            <text:p>-31399</text:p>
          </table:table-cell>
          <table:table-cell table:number-columns-repeated="6"/>
        </table:table-row>
        <table:table-row table:style-name="ro2">
          <table:table-cell office:value-type="float" office:value="93959" calcext:value-type="float">
            <text:p>93959</text:p>
          </table:table-cell>
          <table:table-cell office:value-type="float" office:value="85983" calcext:value-type="float">
            <text:p>85983</text:p>
          </table:table-cell>
          <table:table-cell office:value-type="float" office:value="40739" calcext:value-type="float">
            <text:p>40739</text:p>
          </table:table-cell>
          <table:table-cell office:value-type="float" office:value="-31398" calcext:value-type="float">
            <text:p>-31398</text:p>
          </table:table-cell>
          <table:table-cell table:number-columns-repeated="6"/>
        </table:table-row>
        <table:table-row table:style-name="ro2">
          <table:table-cell office:value-type="float" office:value="94062" calcext:value-type="float">
            <text:p>94062</text:p>
          </table:table-cell>
          <table:table-cell office:value-type="float" office:value="86026" calcext:value-type="float">
            <text:p>86026</text:p>
          </table:table-cell>
          <table:table-cell office:value-type="float" office:value="40758" calcext:value-type="float">
            <text:p>40758</text:p>
          </table:table-cell>
          <table:table-cell office:value-type="float" office:value="-31340" calcext:value-type="float">
            <text:p>-31340</text:p>
          </table:table-cell>
          <table:table-cell table:number-columns-repeated="6"/>
        </table:table-row>
        <table:table-row table:style-name="ro2">
          <table:table-cell office:value-type="float" office:value="94078" calcext:value-type="float">
            <text:p>94078</text:p>
          </table:table-cell>
          <table:table-cell office:value-type="float" office:value="86031" calcext:value-type="float">
            <text:p>86031</text:p>
          </table:table-cell>
          <table:table-cell office:value-type="float" office:value="40768" calcext:value-type="float">
            <text:p>40768</text:p>
          </table:table-cell>
          <table:table-cell office:value-type="float" office:value="-31315" calcext:value-type="float">
            <text:p>-31315</text:p>
          </table:table-cell>
          <table:table-cell table:number-columns-repeated="6"/>
        </table:table-row>
        <table:table-row table:style-name="ro2">
          <table:table-cell office:value-type="float" office:value="94044" calcext:value-type="float">
            <text:p>94044</text:p>
          </table:table-cell>
          <table:table-cell office:value-type="float" office:value="86139" calcext:value-type="float">
            <text:p>86139</text:p>
          </table:table-cell>
          <table:table-cell office:value-type="float" office:value="40809" calcext:value-type="float">
            <text:p>40809</text:p>
          </table:table-cell>
          <table:table-cell office:value-type="float" office:value="-31297" calcext:value-type="float">
            <text:p>-31297</text:p>
          </table:table-cell>
          <table:table-cell table:number-columns-repeated="6"/>
        </table:table-row>
        <table:table-row table:style-name="ro2">
          <table:table-cell office:value-type="float" office:value="94093" calcext:value-type="float">
            <text:p>94093</text:p>
          </table:table-cell>
          <table:table-cell office:value-type="float" office:value="86200" calcext:value-type="float">
            <text:p>86200</text:p>
          </table:table-cell>
          <table:table-cell office:value-type="float" office:value="40775" calcext:value-type="float">
            <text:p>40775</text:p>
          </table:table-cell>
          <table:table-cell office:value-type="float" office:value="-31273" calcext:value-type="float">
            <text:p>-31273</text:p>
          </table:table-cell>
          <table:table-cell table:number-columns-repeated="6"/>
        </table:table-row>
        <table:table-row table:style-name="ro2">
          <table:table-cell office:value-type="float" office:value="94105" calcext:value-type="float">
            <text:p>94105</text:p>
          </table:table-cell>
          <table:table-cell office:value-type="float" office:value="86204" calcext:value-type="float">
            <text:p>86204</text:p>
          </table:table-cell>
          <table:table-cell office:value-type="float" office:value="40794" calcext:value-type="float">
            <text:p>40794</text:p>
          </table:table-cell>
          <table:table-cell office:value-type="float" office:value="-31280" calcext:value-type="float">
            <text:p>-31280</text:p>
          </table:table-cell>
          <table:table-cell table:number-columns-repeated="6"/>
        </table:table-row>
        <table:table-row table:style-name="ro2">
          <table:table-cell office:value-type="float" office:value="94179" calcext:value-type="float">
            <text:p>94179</text:p>
          </table:table-cell>
          <table:table-cell office:value-type="float" office:value="86274" calcext:value-type="float">
            <text:p>86274</text:p>
          </table:table-cell>
          <table:table-cell office:value-type="float" office:value="40796" calcext:value-type="float">
            <text:p>40796</text:p>
          </table:table-cell>
          <table:table-cell office:value-type="float" office:value="-31206" calcext:value-type="float">
            <text:p>-31206</text:p>
          </table:table-cell>
          <table:table-cell table:number-columns-repeated="6"/>
        </table:table-row>
        <table:table-row table:style-name="ro2">
          <table:table-cell office:value-type="float" office:value="94196" calcext:value-type="float">
            <text:p>94196</text:p>
          </table:table-cell>
          <table:table-cell office:value-type="float" office:value="86330" calcext:value-type="float">
            <text:p>86330</text:p>
          </table:table-cell>
          <table:table-cell office:value-type="float" office:value="40758" calcext:value-type="float">
            <text:p>40758</text:p>
          </table:table-cell>
          <table:table-cell office:value-type="float" office:value="-31246" calcext:value-type="float">
            <text:p>-31246</text:p>
          </table:table-cell>
          <table:table-cell table:number-columns-repeated="6"/>
        </table:table-row>
        <table:table-row table:style-name="ro2">
          <table:table-cell office:value-type="float" office:value="94399" calcext:value-type="float">
            <text:p>94399</text:p>
          </table:table-cell>
          <table:table-cell office:value-type="float" office:value="86044" calcext:value-type="float">
            <text:p>86044</text:p>
          </table:table-cell>
          <table:table-cell office:value-type="float" office:value="41086" calcext:value-type="float">
            <text:p>41086</text:p>
          </table:table-cell>
          <table:table-cell office:value-type="float" office:value="-31571" calcext:value-type="float">
            <text:p>-31571</text:p>
          </table:table-cell>
          <table:table-cell table:number-columns-repeated="6"/>
        </table:table-row>
        <table:table-row table:style-name="ro2">
          <table:table-cell table:formula="of:=AVERAGE([.A41:.A55])" office:value-type="float" office:value="94043.6" calcext:value-type="float">
            <text:p>94043.6</text:p>
          </table:table-cell>
          <table:table-cell table:formula="of:=AVERAGE([.B41:.B55])" office:value-type="float" office:value="85937.8666666667" calcext:value-type="float">
            <text:p>85937.8666666667</text:p>
          </table:table-cell>
          <table:table-cell table:formula="of:=AVERAGE([.C41:.C55])" office:value-type="float" office:value="40802.4" calcext:value-type="float">
            <text:p>40802.4</text:p>
          </table:table-cell>
          <table:table-cell table:formula="of:=AVERAGE([.D41:.D55])" office:value-type="float" office:value="-31434.7333333333" calcext:value-type="float">
            <text:p>-31434.7333333333</text:p>
          </table:table-cell>
          <table:table-cell table:style-name="ce10" office:value-type="string" calcext:value-type="string">
            <text:p>Average X = 19.2 lbs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10" office:value-type="string" calcext:value-type="string">
            <text:p>Values for X = plywood + 5.3 lbs = 24.5 lbs</text:p>
          </table:table-cell>
          <table:table-cell table:number-columns-repeated="9"/>
        </table:table-row>
        <table:table-row table:style-name="ro2">
          <table:table-cell office:value-type="float" office:value="115505" calcext:value-type="float">
            <text:p>115505</text:p>
          </table:table-cell>
          <table:table-cell office:value-type="float" office:value="110954" calcext:value-type="float">
            <text:p>110954</text:p>
          </table:table-cell>
          <table:table-cell office:value-type="float" office:value="63468" calcext:value-type="float">
            <text:p>63468</text:p>
          </table:table-cell>
          <table:table-cell office:value-type="float" office:value="-5590" calcext:value-type="float">
            <text:p>-5590</text:p>
          </table:table-cell>
          <table:table-cell table:number-columns-repeated="6"/>
        </table:table-row>
        <table:table-row table:style-name="ro2">
          <table:table-cell office:value-type="float" office:value="115617" calcext:value-type="float">
            <text:p>115617</text:p>
          </table:table-cell>
          <table:table-cell office:value-type="float" office:value="111148" calcext:value-type="float">
            <text:p>111148</text:p>
          </table:table-cell>
          <table:table-cell office:value-type="float" office:value="63337" calcext:value-type="float">
            <text:p>63337</text:p>
          </table:table-cell>
          <table:table-cell office:value-type="float" office:value="-5541" calcext:value-type="float">
            <text:p>-5541</text:p>
          </table:table-cell>
          <table:table-cell table:number-columns-repeated="6"/>
        </table:table-row>
        <table:table-row table:style-name="ro2">
          <table:table-cell office:value-type="float" office:value="115672" calcext:value-type="float">
            <text:p>115672</text:p>
          </table:table-cell>
          <table:table-cell office:value-type="float" office:value="111260" calcext:value-type="float">
            <text:p>111260</text:p>
          </table:table-cell>
          <table:table-cell office:value-type="float" office:value="63346" calcext:value-type="float">
            <text:p>63346</text:p>
          </table:table-cell>
          <table:table-cell office:value-type="float" office:value="-5468" calcext:value-type="float">
            <text:p>-5468</text:p>
          </table:table-cell>
          <table:table-cell table:number-columns-repeated="6"/>
        </table:table-row>
        <table:table-row table:style-name="ro2">
          <table:table-cell office:value-type="float" office:value="115744" calcext:value-type="float">
            <text:p>115744</text:p>
          </table:table-cell>
          <table:table-cell office:value-type="float" office:value="111291" calcext:value-type="float">
            <text:p>111291</text:p>
          </table:table-cell>
          <table:table-cell office:value-type="float" office:value="63310" calcext:value-type="float">
            <text:p>63310</text:p>
          </table:table-cell>
          <table:table-cell office:value-type="float" office:value="-5469" calcext:value-type="float">
            <text:p>-5469</text:p>
          </table:table-cell>
          <table:table-cell table:number-columns-repeated="6"/>
        </table:table-row>
        <table:table-row table:style-name="ro2">
          <table:table-cell office:value-type="float" office:value="115771" calcext:value-type="float">
            <text:p>115771</text:p>
          </table:table-cell>
          <table:table-cell office:value-type="float" office:value="111423" calcext:value-type="float">
            <text:p>111423</text:p>
          </table:table-cell>
          <table:table-cell office:value-type="float" office:value="63318" calcext:value-type="float">
            <text:p>63318</text:p>
          </table:table-cell>
          <table:table-cell office:value-type="float" office:value="-5377" calcext:value-type="float">
            <text:p>-5377</text:p>
          </table:table-cell>
          <table:table-cell table:number-columns-repeated="6"/>
        </table:table-row>
        <table:table-row table:style-name="ro2">
          <table:table-cell office:value-type="float" office:value="115806" calcext:value-type="float">
            <text:p>115806</text:p>
          </table:table-cell>
          <table:table-cell office:value-type="float" office:value="111494" calcext:value-type="float">
            <text:p>111494</text:p>
          </table:table-cell>
          <table:table-cell office:value-type="float" office:value="63359" calcext:value-type="float">
            <text:p>63359</text:p>
          </table:table-cell>
          <table:table-cell office:value-type="float" office:value="-5341" calcext:value-type="float">
            <text:p>-5341</text:p>
          </table:table-cell>
          <table:table-cell table:number-columns-repeated="6"/>
        </table:table-row>
        <table:table-row table:style-name="ro2">
          <table:table-cell office:value-type="float" office:value="115865" calcext:value-type="float">
            <text:p>115865</text:p>
          </table:table-cell>
          <table:table-cell office:value-type="float" office:value="111568" calcext:value-type="float">
            <text:p>111568</text:p>
          </table:table-cell>
          <table:table-cell office:value-type="float" office:value="63329" calcext:value-type="float">
            <text:p>63329</text:p>
          </table:table-cell>
          <table:table-cell office:value-type="float" office:value="-5341" calcext:value-type="float">
            <text:p>-5341</text:p>
          </table:table-cell>
          <table:table-cell table:number-columns-repeated="6"/>
        </table:table-row>
        <table:table-row table:style-name="ro2">
          <table:table-cell office:value-type="float" office:value="115924" calcext:value-type="float">
            <text:p>115924</text:p>
          </table:table-cell>
          <table:table-cell office:value-type="float" office:value="111661" calcext:value-type="float">
            <text:p>111661</text:p>
          </table:table-cell>
          <table:table-cell office:value-type="float" office:value="63318" calcext:value-type="float">
            <text:p>63318</text:p>
          </table:table-cell>
          <table:table-cell office:value-type="float" office:value="-5288" calcext:value-type="float">
            <text:p>-5288</text:p>
          </table:table-cell>
          <table:table-cell table:number-columns-repeated="6"/>
        </table:table-row>
        <table:table-row table:style-name="ro2">
          <table:table-cell office:value-type="float" office:value="115964" calcext:value-type="float">
            <text:p>115964</text:p>
          </table:table-cell>
          <table:table-cell office:value-type="float" office:value="111704" calcext:value-type="float">
            <text:p>111704</text:p>
          </table:table-cell>
          <table:table-cell office:value-type="float" office:value="63361" calcext:value-type="float">
            <text:p>63361</text:p>
          </table:table-cell>
          <table:table-cell office:value-type="float" office:value="-5263" calcext:value-type="float">
            <text:p>-5263</text:p>
          </table:table-cell>
          <table:table-cell table:number-columns-repeated="6"/>
        </table:table-row>
        <table:table-row table:style-name="ro2">
          <table:table-cell office:value-type="float" office:value="115952" calcext:value-type="float">
            <text:p>115952</text:p>
          </table:table-cell>
          <table:table-cell office:value-type="float" office:value="111727" calcext:value-type="float">
            <text:p>111727</text:p>
          </table:table-cell>
          <table:table-cell office:value-type="float" office:value="63307" calcext:value-type="float">
            <text:p>63307</text:p>
          </table:table-cell>
          <table:table-cell office:value-type="float" office:value="-5249" calcext:value-type="float">
            <text:p>-5249</text:p>
          </table:table-cell>
          <table:table-cell table:number-columns-repeated="6"/>
        </table:table-row>
        <table:table-row table:style-name="ro2">
          <table:table-cell office:value-type="float" office:value="116040" calcext:value-type="float">
            <text:p>116040</text:p>
          </table:table-cell>
          <table:table-cell office:value-type="float" office:value="111791" calcext:value-type="float">
            <text:p>111791</text:p>
          </table:table-cell>
          <table:table-cell office:value-type="float" office:value="63337" calcext:value-type="float">
            <text:p>63337</text:p>
          </table:table-cell>
          <table:table-cell office:value-type="float" office:value="-5234" calcext:value-type="float">
            <text:p>-5234</text:p>
          </table:table-cell>
          <table:table-cell table:number-columns-repeated="6"/>
        </table:table-row>
        <table:table-row table:style-name="ro2">
          <table:table-cell office:value-type="float" office:value="116030" calcext:value-type="float">
            <text:p>116030</text:p>
          </table:table-cell>
          <table:table-cell office:value-type="float" office:value="111817" calcext:value-type="float">
            <text:p>111817</text:p>
          </table:table-cell>
          <table:table-cell office:value-type="float" office:value="63370" calcext:value-type="float">
            <text:p>63370</text:p>
          </table:table-cell>
          <table:table-cell office:value-type="float" office:value="-5161" calcext:value-type="float">
            <text:p>-5161</text:p>
          </table:table-cell>
          <table:table-cell table:number-columns-repeated="6"/>
        </table:table-row>
        <table:table-row table:style-name="ro2">
          <table:table-cell office:value-type="float" office:value="116084" calcext:value-type="float">
            <text:p>116084</text:p>
          </table:table-cell>
          <table:table-cell office:value-type="float" office:value="111899" calcext:value-type="float">
            <text:p>111899</text:p>
          </table:table-cell>
          <table:table-cell office:value-type="float" office:value="63340" calcext:value-type="float">
            <text:p>63340</text:p>
          </table:table-cell>
          <table:table-cell office:value-type="float" office:value="-5205" calcext:value-type="float">
            <text:p>-5205</text:p>
          </table:table-cell>
          <table:table-cell table:number-columns-repeated="6"/>
        </table:table-row>
        <table:table-row table:style-name="ro2">
          <table:table-cell office:value-type="float" office:value="116278" calcext:value-type="float">
            <text:p>116278</text:p>
          </table:table-cell>
          <table:table-cell office:value-type="float" office:value="111734" calcext:value-type="float">
            <text:p>111734</text:p>
          </table:table-cell>
          <table:table-cell office:value-type="float" office:value="63518" calcext:value-type="float">
            <text:p>63518</text:p>
          </table:table-cell>
          <table:table-cell office:value-type="float" office:value="-5376" calcext:value-type="float">
            <text:p>-5376</text:p>
          </table:table-cell>
          <table:table-cell table:number-columns-repeated="6"/>
        </table:table-row>
        <table:table-row table:style-name="ro2">
          <table:table-cell office:value-type="float" office:value="116258" calcext:value-type="float">
            <text:p>116258</text:p>
          </table:table-cell>
          <table:table-cell office:value-type="float" office:value="111786" calcext:value-type="float">
            <text:p>111786</text:p>
          </table:table-cell>
          <table:table-cell office:value-type="float" office:value="63526" calcext:value-type="float">
            <text:p>63526</text:p>
          </table:table-cell>
          <table:table-cell office:value-type="float" office:value="-5393" calcext:value-type="float">
            <text:p>-5393</text:p>
          </table:table-cell>
          <table:table-cell table:number-columns-repeated="6"/>
        </table:table-row>
        <table:table-row table:style-name="ro2">
          <table:table-cell table:formula="of:=AVERAGE([.A59:.A73])" office:value-type="float" office:value="115900.666666667" calcext:value-type="float">
            <text:p>115900.666666667</text:p>
          </table:table-cell>
          <table:table-cell table:formula="of:=AVERAGE([.B59:.B73])" office:value-type="float" office:value="111550.466666667" calcext:value-type="float">
            <text:p>111550.466666667</text:p>
          </table:table-cell>
          <table:table-cell table:formula="of:=AVERAGE([.C59:.C73])" office:value-type="float" office:value="63369.6" calcext:value-type="float">
            <text:p>63369.6</text:p>
          </table:table-cell>
          <table:table-cell table:formula="of:=AVERAGE([.D59:.D73])" office:value-type="float" office:value="-5353.06666666667" calcext:value-type="float">
            <text:p>-5353.0666666667</text:p>
          </table:table-cell>
          <table:table-cell table:style-name="ce10" office:value-type="string" calcext:value-type="string">
            <text:p>Average X = 24.5 lbs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10" office:value-type="string" calcext:value-type="string">
            <text:p>Values for X = plywood + 10.6 lbs = <text:s/>29.8 lbs</text:p>
          </table:table-cell>
          <table:table-cell table:number-columns-repeated="9"/>
        </table:table-row>
        <table:table-row table:style-name="ro2">
          <table:table-cell office:value-type="float" office:value="137110" calcext:value-type="float">
            <text:p>137110</text:p>
          </table:table-cell>
          <table:table-cell office:value-type="float" office:value="134882" calcext:value-type="float">
            <text:p>134882</text:p>
          </table:table-cell>
          <table:table-cell office:value-type="float" office:value="86919" calcext:value-type="float">
            <text:p>86919</text:p>
          </table:table-cell>
          <table:table-cell office:value-type="float" office:value="18342" calcext:value-type="float">
            <text:p>18342</text:p>
          </table:table-cell>
          <table:table-cell table:number-columns-repeated="6"/>
        </table:table-row>
        <table:table-row table:style-name="ro2">
          <table:table-cell office:value-type="float" office:value="137114" calcext:value-type="float">
            <text:p>137114</text:p>
          </table:table-cell>
          <table:table-cell office:value-type="float" office:value="134898" calcext:value-type="float">
            <text:p>134898</text:p>
          </table:table-cell>
          <table:table-cell office:value-type="float" office:value="86963" calcext:value-type="float">
            <text:p>86963</text:p>
          </table:table-cell>
          <table:table-cell office:value-type="float" office:value="18380" calcext:value-type="float">
            <text:p>18380</text:p>
          </table:table-cell>
          <table:table-cell table:number-columns-repeated="6"/>
        </table:table-row>
        <table:table-row table:style-name="ro2">
          <table:table-cell office:value-type="float" office:value="137125" calcext:value-type="float">
            <text:p>137125</text:p>
          </table:table-cell>
          <table:table-cell office:value-type="float" office:value="134954" calcext:value-type="float">
            <text:p>134954</text:p>
          </table:table-cell>
          <table:table-cell office:value-type="float" office:value="86902" calcext:value-type="float">
            <text:p>86902</text:p>
          </table:table-cell>
          <table:table-cell office:value-type="float" office:value="18340" calcext:value-type="float">
            <text:p>18340</text:p>
          </table:table-cell>
          <table:table-cell table:number-columns-repeated="6"/>
        </table:table-row>
        <table:table-row table:style-name="ro2">
          <table:table-cell office:value-type="float" office:value="137147" calcext:value-type="float">
            <text:p>137147</text:p>
          </table:table-cell>
          <table:table-cell office:value-type="float" office:value="134961" calcext:value-type="float">
            <text:p>134961</text:p>
          </table:table-cell>
          <table:table-cell office:value-type="float" office:value="86925" calcext:value-type="float">
            <text:p>86925</text:p>
          </table:table-cell>
          <table:table-cell office:value-type="float" office:value="18325" calcext:value-type="float">
            <text:p>18325</text:p>
          </table:table-cell>
          <table:table-cell table:number-columns-repeated="6"/>
        </table:table-row>
        <table:table-row table:style-name="ro2">
          <table:table-cell office:value-type="float" office:value="137127" calcext:value-type="float">
            <text:p>137127</text:p>
          </table:table-cell>
          <table:table-cell office:value-type="float" office:value="134994" calcext:value-type="float">
            <text:p>134994</text:p>
          </table:table-cell>
          <table:table-cell office:value-type="float" office:value="86911" calcext:value-type="float">
            <text:p>86911</text:p>
          </table:table-cell>
          <table:table-cell office:value-type="float" office:value="18410" calcext:value-type="float">
            <text:p>18410</text:p>
          </table:table-cell>
          <table:table-cell table:number-columns-repeated="6"/>
        </table:table-row>
        <table:table-row table:style-name="ro2">
          <table:table-cell office:value-type="float" office:value="137124" calcext:value-type="float">
            <text:p>137124</text:p>
          </table:table-cell>
          <table:table-cell office:value-type="float" office:value="134982" calcext:value-type="float">
            <text:p>134982</text:p>
          </table:table-cell>
          <table:table-cell office:value-type="float" office:value="86922" calcext:value-type="float">
            <text:p>86922</text:p>
          </table:table-cell>
          <table:table-cell office:value-type="float" office:value="18428" calcext:value-type="float">
            <text:p>18428</text:p>
          </table:table-cell>
          <table:table-cell table:number-columns-repeated="6"/>
        </table:table-row>
        <table:table-row table:style-name="ro2">
          <table:table-cell office:value-type="float" office:value="137150" calcext:value-type="float">
            <text:p>137150</text:p>
          </table:table-cell>
          <table:table-cell office:value-type="float" office:value="134990" calcext:value-type="float">
            <text:p>134990</text:p>
          </table:table-cell>
          <table:table-cell office:value-type="float" office:value="86915" calcext:value-type="float">
            <text:p>86915</text:p>
          </table:table-cell>
          <table:table-cell office:value-type="float" office:value="18393" calcext:value-type="float">
            <text:p>18393</text:p>
          </table:table-cell>
          <table:table-cell table:number-columns-repeated="6"/>
        </table:table-row>
        <table:table-row table:style-name="ro2">
          <table:table-cell office:value-type="float" office:value="137106" calcext:value-type="float">
            <text:p>137106</text:p>
          </table:table-cell>
          <table:table-cell office:value-type="float" office:value="135019" calcext:value-type="float">
            <text:p>135019</text:p>
          </table:table-cell>
          <table:table-cell office:value-type="float" office:value="86882" calcext:value-type="float">
            <text:p>86882</text:p>
          </table:table-cell>
          <table:table-cell office:value-type="float" office:value="18433" calcext:value-type="float">
            <text:p>18433</text:p>
          </table:table-cell>
          <table:table-cell table:number-columns-repeated="6"/>
        </table:table-row>
        <table:table-row table:style-name="ro2">
          <table:table-cell office:value-type="float" office:value="137211" calcext:value-type="float">
            <text:p>137211</text:p>
          </table:table-cell>
          <table:table-cell office:value-type="float" office:value="135074" calcext:value-type="float">
            <text:p>135074</text:p>
          </table:table-cell>
          <table:table-cell office:value-type="float" office:value="86886" calcext:value-type="float">
            <text:p>86886</text:p>
          </table:table-cell>
          <table:table-cell office:value-type="float" office:value="18441" calcext:value-type="float">
            <text:p>18441</text:p>
          </table:table-cell>
          <table:table-cell table:number-columns-repeated="6"/>
        </table:table-row>
        <table:table-row table:style-name="ro2">
          <table:table-cell office:value-type="float" office:value="137226" calcext:value-type="float">
            <text:p>137226</text:p>
          </table:table-cell>
          <table:table-cell office:value-type="float" office:value="135072" calcext:value-type="float">
            <text:p>135072</text:p>
          </table:table-cell>
          <table:table-cell office:value-type="float" office:value="86872" calcext:value-type="float">
            <text:p>86872</text:p>
          </table:table-cell>
          <table:table-cell office:value-type="float" office:value="18440" calcext:value-type="float">
            <text:p>18440</text:p>
          </table:table-cell>
          <table:table-cell table:number-columns-repeated="6"/>
        </table:table-row>
        <table:table-row table:style-name="ro2">
          <table:table-cell office:value-type="float" office:value="137288" calcext:value-type="float">
            <text:p>137288</text:p>
          </table:table-cell>
          <table:table-cell office:value-type="float" office:value="135075" calcext:value-type="float">
            <text:p>135075</text:p>
          </table:table-cell>
          <table:table-cell office:value-type="float" office:value="86871" calcext:value-type="float">
            <text:p>86871</text:p>
          </table:table-cell>
          <table:table-cell office:value-type="float" office:value="18414" calcext:value-type="float">
            <text:p>18414</text:p>
          </table:table-cell>
          <table:table-cell table:number-columns-repeated="6"/>
        </table:table-row>
        <table:table-row table:style-name="ro2">
          <table:table-cell office:value-type="float" office:value="137353" calcext:value-type="float">
            <text:p>137353</text:p>
          </table:table-cell>
          <table:table-cell office:value-type="float" office:value="135036" calcext:value-type="float">
            <text:p>135036</text:p>
          </table:table-cell>
          <table:table-cell office:value-type="float" office:value="86938" calcext:value-type="float">
            <text:p>86938</text:p>
          </table:table-cell>
          <table:table-cell office:value-type="float" office:value="18372" calcext:value-type="float">
            <text:p>18372</text:p>
          </table:table-cell>
          <table:table-cell table:number-columns-repeated="6"/>
        </table:table-row>
        <table:table-row table:style-name="ro2">
          <table:table-cell office:value-type="float" office:value="137304" calcext:value-type="float">
            <text:p>137304</text:p>
          </table:table-cell>
          <table:table-cell office:value-type="float" office:value="135112" calcext:value-type="float">
            <text:p>135112</text:p>
          </table:table-cell>
          <table:table-cell office:value-type="float" office:value="86965" calcext:value-type="float">
            <text:p>86965</text:p>
          </table:table-cell>
          <table:table-cell office:value-type="float" office:value="18410" calcext:value-type="float">
            <text:p>18410</text:p>
          </table:table-cell>
          <table:table-cell table:number-columns-repeated="6"/>
        </table:table-row>
        <table:table-row table:style-name="ro2">
          <table:table-cell office:value-type="float" office:value="137343" calcext:value-type="float">
            <text:p>137343</text:p>
          </table:table-cell>
          <table:table-cell office:value-type="float" office:value="135147" calcext:value-type="float">
            <text:p>135147</text:p>
          </table:table-cell>
          <table:table-cell office:value-type="float" office:value="86910" calcext:value-type="float">
            <text:p>86910</text:p>
          </table:table-cell>
          <table:table-cell office:value-type="float" office:value="18404" calcext:value-type="float">
            <text:p>18404</text:p>
          </table:table-cell>
          <table:table-cell table:number-columns-repeated="6"/>
        </table:table-row>
        <table:table-row table:style-name="ro2">
          <table:table-cell office:value-type="float" office:value="137302" calcext:value-type="float">
            <text:p>137302</text:p>
          </table:table-cell>
          <table:table-cell office:value-type="float" office:value="135152" calcext:value-type="float">
            <text:p>135152</text:p>
          </table:table-cell>
          <table:table-cell office:value-type="float" office:value="86931" calcext:value-type="float">
            <text:p>86931</text:p>
          </table:table-cell>
          <table:table-cell office:value-type="float" office:value="18469" calcext:value-type="float">
            <text:p>18469</text:p>
          </table:table-cell>
          <table:table-cell table:number-columns-repeated="6"/>
        </table:table-row>
        <table:table-row table:style-name="ro2">
          <table:table-cell table:formula="of:=AVERAGE([.A77:.A91])" office:value-type="float" office:value="137202" calcext:value-type="float">
            <text:p>137202</text:p>
          </table:table-cell>
          <table:table-cell table:formula="of:=AVERAGE([.B77:.B91])" office:value-type="float" office:value="135023.2" calcext:value-type="float">
            <text:p>135023.2</text:p>
          </table:table-cell>
          <table:table-cell table:formula="of:=AVERAGE([.C77:.C91])" office:value-type="float" office:value="86914.1333333333" calcext:value-type="float">
            <text:p>86914.1333333333</text:p>
          </table:table-cell>
          <table:table-cell table:formula="of:=AVERAGE([.D77:.D91])" office:value-type="float" office:value="18400.0666666667" calcext:value-type="float">
            <text:p>18400.0666666667</text:p>
          </table:table-cell>
          <table:table-cell table:style-name="ce10" office:value-type="string" calcext:value-type="string">
            <text:p>Average X = 29.8 lbs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10" office:value-type="string" calcext:value-type="string">
            <text:p>Values for X = plywood + 25.6 lbs = <text:s/>44.8 lbs</text:p>
          </table:table-cell>
          <table:table-cell table:number-columns-repeated="9"/>
        </table:table-row>
        <table:table-row table:style-name="ro2">
          <table:table-cell office:value-type="float" office:value="199131" calcext:value-type="float">
            <text:p>199131</text:p>
          </table:table-cell>
          <table:table-cell office:value-type="float" office:value="201377" calcext:value-type="float">
            <text:p>201377</text:p>
          </table:table-cell>
          <table:table-cell office:value-type="float" office:value="158457" calcext:value-type="float">
            <text:p>158457</text:p>
          </table:table-cell>
          <table:table-cell office:value-type="float" office:value="90405" calcext:value-type="float">
            <text:p>90405</text:p>
          </table:table-cell>
          <table:table-cell table:number-columns-repeated="6"/>
        </table:table-row>
        <table:table-row table:style-name="ro2">
          <table:table-cell office:value-type="float" office:value="199212" calcext:value-type="float">
            <text:p>199212</text:p>
          </table:table-cell>
          <table:table-cell office:value-type="float" office:value="201393" calcext:value-type="float">
            <text:p>201393</text:p>
          </table:table-cell>
          <table:table-cell office:value-type="float" office:value="158406" calcext:value-type="float">
            <text:p>158406</text:p>
          </table:table-cell>
          <table:table-cell office:value-type="float" office:value="90388" calcext:value-type="float">
            <text:p>90388</text:p>
          </table:table-cell>
          <table:table-cell table:number-columns-repeated="6"/>
        </table:table-row>
        <table:table-row table:style-name="ro2">
          <table:table-cell office:value-type="float" office:value="199162" calcext:value-type="float">
            <text:p>199162</text:p>
          </table:table-cell>
          <table:table-cell office:value-type="float" office:value="201606" calcext:value-type="float">
            <text:p>201606</text:p>
          </table:table-cell>
          <table:table-cell office:value-type="float" office:value="158250" calcext:value-type="float">
            <text:p>158250</text:p>
          </table:table-cell>
          <table:table-cell office:value-type="float" office:value="90588" calcext:value-type="float">
            <text:p>90588</text:p>
          </table:table-cell>
          <table:table-cell table:number-columns-repeated="6"/>
        </table:table-row>
        <table:table-row table:style-name="ro2">
          <table:table-cell office:value-type="float" office:value="199261" calcext:value-type="float">
            <text:p>199261</text:p>
          </table:table-cell>
          <table:table-cell office:value-type="float" office:value="201589" calcext:value-type="float">
            <text:p>201589</text:p>
          </table:table-cell>
          <table:table-cell office:value-type="float" office:value="158306" calcext:value-type="float">
            <text:p>158306</text:p>
          </table:table-cell>
          <table:table-cell office:value-type="float" office:value="90543" calcext:value-type="float">
            <text:p>90543</text:p>
          </table:table-cell>
          <table:table-cell table:number-columns-repeated="6"/>
        </table:table-row>
        <table:table-row table:style-name="ro2">
          <table:table-cell office:value-type="float" office:value="199267" calcext:value-type="float">
            <text:p>199267</text:p>
          </table:table-cell>
          <table:table-cell office:value-type="float" office:value="201637" calcext:value-type="float">
            <text:p>201637</text:p>
          </table:table-cell>
          <table:table-cell office:value-type="float" office:value="158320" calcext:value-type="float">
            <text:p>158320</text:p>
          </table:table-cell>
          <table:table-cell office:value-type="float" office:value="90514" calcext:value-type="float">
            <text:p>90514</text:p>
          </table:table-cell>
          <table:table-cell table:number-columns-repeated="6"/>
        </table:table-row>
        <table:table-row table:style-name="ro2">
          <table:table-cell office:value-type="float" office:value="199263" calcext:value-type="float">
            <text:p>199263</text:p>
          </table:table-cell>
          <table:table-cell office:value-type="float" office:value="201688" calcext:value-type="float">
            <text:p>201688</text:p>
          </table:table-cell>
          <table:table-cell office:value-type="float" office:value="158319" calcext:value-type="float">
            <text:p>158319</text:p>
          </table:table-cell>
          <table:table-cell office:value-type="float" office:value="90561" calcext:value-type="float">
            <text:p>90561</text:p>
          </table:table-cell>
          <table:table-cell table:number-columns-repeated="6"/>
        </table:table-row>
        <table:table-row table:style-name="ro2">
          <table:table-cell office:value-type="float" office:value="199369" calcext:value-type="float">
            <text:p>199369</text:p>
          </table:table-cell>
          <table:table-cell office:value-type="float" office:value="201786" calcext:value-type="float">
            <text:p>201786</text:p>
          </table:table-cell>
          <table:table-cell office:value-type="float" office:value="158327" calcext:value-type="float">
            <text:p>158327</text:p>
          </table:table-cell>
          <table:table-cell office:value-type="float" office:value="90647" calcext:value-type="float">
            <text:p>90647</text:p>
          </table:table-cell>
          <table:table-cell table:number-columns-repeated="6"/>
        </table:table-row>
        <table:table-row table:style-name="ro2">
          <table:table-cell office:value-type="float" office:value="199359" calcext:value-type="float">
            <text:p>199359</text:p>
          </table:table-cell>
          <table:table-cell office:value-type="float" office:value="201815" calcext:value-type="float">
            <text:p>201815</text:p>
          </table:table-cell>
          <table:table-cell office:value-type="float" office:value="158268" calcext:value-type="float">
            <text:p>158268</text:p>
          </table:table-cell>
          <table:table-cell office:value-type="float" office:value="90701" calcext:value-type="float">
            <text:p>90701</text:p>
          </table:table-cell>
          <table:table-cell table:number-columns-repeated="6"/>
        </table:table-row>
        <table:table-row table:style-name="ro2">
          <table:table-cell office:value-type="float" office:value="199349" calcext:value-type="float">
            <text:p>199349</text:p>
          </table:table-cell>
          <table:table-cell office:value-type="float" office:value="201846" calcext:value-type="float">
            <text:p>201846</text:p>
          </table:table-cell>
          <table:table-cell office:value-type="float" office:value="158327" calcext:value-type="float">
            <text:p>158327</text:p>
          </table:table-cell>
          <table:table-cell office:value-type="float" office:value="90658" calcext:value-type="float">
            <text:p>90658</text:p>
          </table:table-cell>
          <table:table-cell table:number-columns-repeated="6"/>
        </table:table-row>
        <table:table-row table:style-name="ro2">
          <table:table-cell office:value-type="float" office:value="199416" calcext:value-type="float">
            <text:p>199416</text:p>
          </table:table-cell>
          <table:table-cell office:value-type="float" office:value="201920" calcext:value-type="float">
            <text:p>201920</text:p>
          </table:table-cell>
          <table:table-cell office:value-type="float" office:value="158301" calcext:value-type="float">
            <text:p>158301</text:p>
          </table:table-cell>
          <table:table-cell office:value-type="float" office:value="90694" calcext:value-type="float">
            <text:p>90694</text:p>
          </table:table-cell>
          <table:table-cell table:number-columns-repeated="6"/>
        </table:table-row>
        <table:table-row table:style-name="ro2">
          <table:table-cell office:value-type="float" office:value="199400" calcext:value-type="float">
            <text:p>199400</text:p>
          </table:table-cell>
          <table:table-cell office:value-type="float" office:value="201950" calcext:value-type="float">
            <text:p>201950</text:p>
          </table:table-cell>
          <table:table-cell office:value-type="float" office:value="158296" calcext:value-type="float">
            <text:p>158296</text:p>
          </table:table-cell>
          <table:table-cell office:value-type="float" office:value="90703" calcext:value-type="float">
            <text:p>90703</text:p>
          </table:table-cell>
          <table:table-cell table:number-columns-repeated="6"/>
        </table:table-row>
        <table:table-row table:style-name="ro2">
          <table:table-cell office:value-type="float" office:value="199476" calcext:value-type="float">
            <text:p>199476</text:p>
          </table:table-cell>
          <table:table-cell office:value-type="float" office:value="201972" calcext:value-type="float">
            <text:p>201972</text:p>
          </table:table-cell>
          <table:table-cell office:value-type="float" office:value="158296" calcext:value-type="float">
            <text:p>158296</text:p>
          </table:table-cell>
          <table:table-cell office:value-type="float" office:value="90720" calcext:value-type="float">
            <text:p>90720</text:p>
          </table:table-cell>
          <table:table-cell table:number-columns-repeated="6"/>
        </table:table-row>
        <table:table-row table:style-name="ro2">
          <table:table-cell office:value-type="float" office:value="199481" calcext:value-type="float">
            <text:p>199481</text:p>
          </table:table-cell>
          <table:table-cell office:value-type="float" office:value="201987" calcext:value-type="float">
            <text:p>201987</text:p>
          </table:table-cell>
          <table:table-cell office:value-type="float" office:value="158332" calcext:value-type="float">
            <text:p>158332</text:p>
          </table:table-cell>
          <table:table-cell office:value-type="float" office:value="90679" calcext:value-type="float">
            <text:p>90679</text:p>
          </table:table-cell>
          <table:table-cell table:number-columns-repeated="6"/>
        </table:table-row>
        <table:table-row table:style-name="ro2">
          <table:table-cell office:value-type="float" office:value="199471" calcext:value-type="float">
            <text:p>199471</text:p>
          </table:table-cell>
          <table:table-cell office:value-type="float" office:value="202065" calcext:value-type="float">
            <text:p>202065</text:p>
          </table:table-cell>
          <table:table-cell office:value-type="float" office:value="158294" calcext:value-type="float">
            <text:p>158294</text:p>
          </table:table-cell>
          <table:table-cell office:value-type="float" office:value="90737" calcext:value-type="float">
            <text:p>90737</text:p>
          </table:table-cell>
          <table:table-cell table:number-columns-repeated="6"/>
        </table:table-row>
        <table:table-row table:style-name="ro2">
          <table:table-cell office:value-type="float" office:value="199518" calcext:value-type="float">
            <text:p>199518</text:p>
          </table:table-cell>
          <table:table-cell office:value-type="float" office:value="202090" calcext:value-type="float">
            <text:p>202090</text:p>
          </table:table-cell>
          <table:table-cell office:value-type="float" office:value="158281" calcext:value-type="float">
            <text:p>158281</text:p>
          </table:table-cell>
          <table:table-cell office:value-type="float" office:value="90722" calcext:value-type="float">
            <text:p>90722</text:p>
          </table:table-cell>
          <table:table-cell table:number-columns-repeated="6"/>
        </table:table-row>
        <table:table-row table:style-name="ro2">
          <table:table-cell table:formula="of:=AVERAGE([.A95:.A109])" office:value-type="float" office:value="199342.333333333" calcext:value-type="float">
            <text:p>199342.333333333</text:p>
          </table:table-cell>
          <table:table-cell table:formula="of:=AVERAGE([.B95:.B109])" office:value-type="float" office:value="201781.4" calcext:value-type="float">
            <text:p>201781.4</text:p>
          </table:table-cell>
          <table:table-cell table:formula="of:=AVERAGE([.C95:.C109])" office:value-type="float" office:value="158318.666666667" calcext:value-type="float">
            <text:p>158318.666666667</text:p>
          </table:table-cell>
          <table:table-cell table:formula="of:=AVERAGE([.D95:.D109])" office:value-type="float" office:value="90617.3333333333" calcext:value-type="float">
            <text:p>90617.3333333333</text:p>
          </table:table-cell>
          <table:table-cell table:style-name="ce10" office:value-type="string" calcext:value-type="string">
            <text:p>Average X = 44.8 lb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9:14:01.330042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5-03T20:27:07.213408906</dc:date>
    <meta:editing-duration>P2DT3H25M4S</meta:editing-duration>
    <meta:editing-cycles>57</meta:editing-cycles>
    <meta:generator>LibreOffice/4.2.8.2$Linux_X86_64 LibreOffice_project/420m0$Build-2</meta:generator>
    <meta:document-statistic meta:table-count="3" meta:cell-count="889" meta:object-count="0"/>
  </office:meta>
</office:document-meta>
</file>